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9F6000000729C17892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/>
    <style:font-face style:name="ae-granada" svg:font-family="ae-granada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97cm" fo:text-align="end" style:justify-single-word="false" fo:orphans="2" fo:widows="2" fo:text-indent="0cm" style:auto-text-indent="false"/>
      <style:text-properties style:font-name="ae-granada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2300dc" style:font-name="ae-granada" fo:font-size="12pt" fo:font-weight="bold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margin-left="0cm" fo:margin-right="0cm" fo:margin-top="0.101cm" fo:margin-bottom="0.101cm" fo:line-height="100%" fo:text-align="center" style:justify-single-word="false" fo:orphans="2" fo:widows="2" fo:text-indent="0cm" style:auto-text-indent="false"/>
      <style:text-properties fo:font-variant="normal" fo:text-transform="none" style:use-window-font-color="true" style:font-name="ae-granada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/>
      <style:text-properties fo:font-variant="normal" fo:text-transform="none" style:use-window-font-color="true" style:font-name="ae-granada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/>
      <style:text-properties style:use-window-font-color="true" style:font-name="ae-granada" fo:font-size="12pt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/>
      <style:text-properties style:use-window-font-color="true" style:font-name="ae-granada" fo:font-size="12pt" fo:font-weight="normal" style:font-name-asian="ae-granada" style:font-size-asian="12pt" style:font-weight-asian="normal" style:font-name-complex="ae-granada" style:font-size-complex="12pt" style:font-weight-complex="normal"/>
    </style:style>
    <style:style style:name="P7" style:family="paragraph" style:parent-style-name="Footer">
      <style:paragraph-properties fo:text-align="center" style:justify-single-word="false"/>
      <style:text-properties style:font-name="ae-granada" fo:font-size="6pt" style:font-size-asian="6pt" style:font-size-complex="6pt"/>
    </style:style>
    <style:style style:name="P8" style:family="paragraph" style:parent-style-name="Text_20_body">
      <style:paragraph-properties fo:text-align="justify" style:justify-single-word="false" fo:orphans="2" fo:widows="2" fo:hyphenation-ladder-count="no-limit" style:writing-mode="lr-tb"/>
      <style:text-properties style:font-name="ae-granada" fo:font-size="12pt" fo:language="es" fo:country="ES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fo:color="#2300dc" style:font-name="ae-granada" fo:font-size="12pt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text-align="center" style:justify-single-word="false" fo:orphans="2" fo:widows="2" fo:hyphenation-ladder-count="no-limit" style:writing-mode="lr-tb"/>
      <style:text-properties style:font-name="ae-granada" fo:font-size="12pt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orphans="2" fo:widows="2" fo:hyphenation-ladder-count="no-limit" style:writing-mode="lr-tb"/>
      <style:text-properties style:font-name="ae-granada" fo:font-size="12pt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orphans="2" fo:widows="2" fo:hyphenation-ladder-count="no-limit" style:writing-mode="lr-tb"/>
      <style:text-properties style:font-name="ae-granada" fo:font-size="12pt" fo:font-weight="normal" style:font-size-asian="12pt" style:font-weight-asian="normal" style:font-name-complex="Arial" style:font-size-complex="12pt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text-align="center" style:justify-single-word="false"/>
      <style:text-properties style:font-name="ae-granada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16.272cm"/>
        </style:tab-stops>
      </style:paragraph-properties>
      <style:text-properties style:font-name="ae-granada" fo:font-size="12pt" fo:font-weight="bold" style:font-size-asian="12pt" style:font-weight-asian="bold" style:font-name-complex="Arial" style:font-size-complex="12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ae-granada" fo:font-size="12pt" fo:font-weight="bold" style:font-size-asian="12pt" style:font-weight-asian="bold" style:font-name-complex="Arial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e-granada" fo:font-size="12pt" style:font-size-asian="12pt" style:font-size-complex="12pt"/>
    </style:style>
    <style:style style:name="P17" style:family="paragraph" style:parent-style-name="Standard">
      <style:paragraph-properties fo:line-height="100%"/>
      <style:text-properties fo:color="#000000" style:font-name="ae-granada" fo:font-size="12pt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orphans="2" fo:widows="2" fo:text-indent="0cm" style:auto-text-indent="false"/>
      <style:text-properties style:use-window-font-color="true" style:font-name="ae-granada" fo:font-size="12pt" fo:font-weight="bold" style:font-name-asian="ae-granada" style:font-size-asian="12pt" style:font-weight-asian="bold" style:font-name-complex="Arial" style:font-size-complex="12pt" style:font-weight-complex="normal"/>
    </style:style>
    <style:style style:name="P19" style:family="paragraph" style:parent-style-name="Heading_20_1">
      <style:paragraph-properties fo:text-align="center" style:justify-single-word="false">
        <style:tab-stops>
          <style:tab-stop style:position="16.272cm"/>
        </style:tab-stops>
      </style:paragraph-properties>
      <style:text-properties style:font-name="ae-granada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ae-granada" style:font-weight-asian="normal" style:font-name-complex="ae-granada" style:font-weight-complex="normal"/>
    </style:style>
    <style:style style:name="T3" style:family="text">
      <style:text-properties fo:font-variant="normal" fo:text-transform="none" fo:letter-spacing="normal" fo:font-style="normal" fo:font-weight="normal" style:font-name-asian="ae-granada" style:font-style-asian="normal" style:font-weight-asian="normal" style:font-name-complex="ae-granada" style:font-style-complex="normal" style:font-weight-complex="normal"/>
    </style:style>
    <style:style style:name="T4" style:family="text">
      <style:text-properties fo:font-style="normal" fo:font-weight="normal" style:font-name-asian="ae-granada" style:font-style-asian="normal" style:font-weight-asian="normal" style:font-name-complex="ae-granada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2">CONVOCATORIA</text:p>
      <text:p text:style-name="P10"/>
      <text:p text:style-name="P10"/>
      <text:p text:style-name="P12">Debido a que no se llevo a cabo la reunión N° O 04-2013 I Ordinaria pautada para el día lunes 22 de abril de 2013, por falta de quórum, se convoca a los Miembros del Consejo Directivo de la Fundación Centro Nacional de Desarrollo e Investigación en Tecnologías Libres (CENDITEL), a la Reunión Ordinaria, que tendrá lugar el día </text:p>
      <text:p text:style-name="P12"/>
      <text:p text:style-name="P12"/>
      <text:p text:style-name="P12"/>
      <text:p text:style-name="P13">Lunes, 29 de abril de 2013</text:p>
      <text:h text:style-name="P19" text:outline-level="1"/>
      <text:p text:style-name="P14"/>
      <text:p text:style-name="P14"/>
      <text:p text:style-name="P15">Lugar: <text:s/><text:span text:style-name="T1">Salón de reuniones “Oscar Varsavsky”, sede de la Fundación CENDITEL.</text:span></text:p>
      <text:p text:style-name="P8">Hora: <text:s text:c="2"/>2:30 p.m.</text:p>
      <text:p text:style-name="P12"/>
      <text:p text:style-name="P11"/>
      <text:p text:style-name="P16">Se agradece puntual asistencia.</text:p>
      <text:p text:style-name="P17"/>
      <text:p text:style-name="P17"/>
      <text:p text:style-name="P17"/>
      <text:p text:style-name="P17"/>
      <text:p text:style-name="P17">Mérida, <text:s/>25 de abril de 2013.</text:p>
      <text:p text:style-name="P17"/>
      <text:p text:style-name="P17"/>
      <text:p text:style-name="P17"/>
      <text:p text:style-name="P17"/>
      <text:p text:style-name="P17"/>
      <text:p text:style-name="P3">José Joaquín Contreras García</text:p>
      <text:p text:style-name="P4">Presidente </text:p>
      <text:p text:style-name="P5"><text:span text:style-name="T3">Resolución 012 de fecha 17/01/2012 <text:s text:c="117"/></text:span><text:span text:style-name="T4">Gaceta Oficial N° 39.847 de fecha </text:span><text:span text:style-name="T2">20/01/2012</text:span></text:p>
      <text:p text:style-name="P6"/>
      <text:p text:style-name="P6"/>
      <text:p text:style-name="P6"/>
      <text:p text:style-name="P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/>
    <style:font-face style:name="ae-granada" svg:font-family="ae-granada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 PL UMing HK" style:font-size-asian="14pt" style:font-weight-asian="bold" style:font-name-complex="Lohit Hindi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transparent">
        <style:tab-stops/>
        <style:background-image/>
      </style:paragraph-properties>
      <style:text-properties style:font-name="Arial1" fo:font-size="79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Numbering_20_1" style:display-name="Numbering 1" style:family="paragraph" style:parent-style-name="List" style:default-outline-level="1" style:list-style-name="List_20_1" style:class="list" style:master-page-name="">
      <style:paragraph-properties fo:margin="100%"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rial2" fo:font-size="11pt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s" fo:country="VE" fo:font-weight="normal" fo:background-color="transparen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text-align="end" style:justify-single-word="false" fo:text-indent="0cm" style:auto-text-indent="false" fo:keep-with-next="always"/>
      <style:text-properties fo:color="#000080" style:font-name="Arial" fo:font-size="8pt" fo:font-weight="bold" style:font-size-asian="8pt" style:font-weight-asian="bold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style:font-name="Arial" fo:font-size="11pt" fo:language="es" fo:country="VE" fo:font-weight="bold" style:font-size-asian="11pt" style:font-weight-asian="bold" style:font-name-complex="Arial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style:line-height-at-least="0.397cm" fo:text-align="end" style:justify-single-word="false" fo:orphans="2" fo:widows="2" fo:text-indent="0cm" style:auto-text-indent="false"/>
      <style:text-properties style:font-name="ae-granada" fo:font-size="10pt" fo:font-weight="normal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ae-granada" fo:font-size="6pt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.101cm" fo:margin-right="2.1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32cm" fo:margin-left="0cm" fo:margin-right="0cm" fo:margin-bottom="0.499cm"/>
      </style:header-style>
      <style:footer-style>
        <style:header-footer-properties svg:height="1.78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0.074cm" svg:y="-0.249cm" svg:width="17.441cm" svg:height="0.702cm" draw:z-index="0"><draw:image xlink:href="Pictures/10000000000009F6000000729C17892D.png" xlink:type="simple" xlink:show="embed" xlink:actuate="onLoad"/></draw:frame></text:p>
        <text:p text:style-name="MP1"/>
      </style:header>
      <style:footer>
        <text:p text:style-name="MP2">FUNDACIÓN CENTRO NACIONAL DE DESARROLLO E INVESTIGACIÓN EN TECNOLOGÍAS LIBRES (CENDITEL) Avenida Alberto Carnevali, vía La Hechicera, Edificio CENDITEL. Teléfono: (0274)6574336-8084938. Apartado Postal: 078. Código Postal: 5101A. RIF: G-20007349-7. <text:s/>Mérida-Venezuela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Quintero</meta:initial-creator>
    <meta:creation-date>2011-03-21T14:19:25</meta:creation-date>
    <meta:print-date>2013-06-06T11:12:43</meta:print-date>
    <dc:date>2013-09-26T08:33:52</dc:date>
    <meta:editing-duration>P4DT20H53M54S</meta:editing-duration>
    <meta:editing-cycles>177</meta:editing-cycles>
    <meta:generator>LibreOffice/3.5$Linux_X86_64 LibreOffice_project/350m1$Build-2</meta:generator>
    <meta:document-statistic meta:table-count="0" meta:image-count="1" meta:object-count="0" meta:page-count="1" meta:paragraph-count="11" meta:word-count="137" meta:character-count="1022" meta:non-whitespace-character-count="771"/>
  </office:meta>
</office:document-meta>
</file>